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13"/>
    <style:style style:name="ce28" style:family="table-cell" style:parent-style-name="Default" style:data-style-name="N115"/>
    <style:style style:name="ce29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"/>
    <style:style style:name="ce35" style:family="table-cell" style:parent-style-name="Default" style:data-style-name="N114"/>
    <style:style style:name="ce36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3" style:family="table-cell" style:parent-style-name="Default" style:data-style-name="N114"/>
    <style:style style:name="ce2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h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/700A/700B/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office:value-type="string" calcext:value-type="string" table:number-columns-spanned="8" table:number-rows-spanned="1">
            <text:p>Modem Frame</text:p>
          </table:table-cell>
          <table:covered-table-cell table:number-columns-repeated="7" table:style-name="ce13"/>
          <table:table-cell table:style-name="ce19" office:value-type="string" calcext:value-type="string">
            <text:p>FEC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number-columns-repeated="2"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 office:value-type="string" calcext:value-type="string">
            <text:p>C7</text:p>
          </table:table-cell>
          <table:table-cell table:style-name="ce19" office:value-type="string" calcext:value-type="string">
            <text:p>C8-C16</text:p>
          </table:table-cell>
          <table:table-cell table:style-name="ce19" table:number-columns-repeated="2"/>
        </table:table-row>
        <table:table-row table:style-name="ro2">
          <table:table-cell table:number-columns-repeated="4"/>
          <table:table-cell table:style-name="ce13" office:value-type="string" calcext:value-type="string">
            <text:p>R1</text:p>
          </table:table-cell>
          <table:table-cell table:number-columns-repeated="8" table:style-name="ce20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R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formula="of:=[.L10]+1" office:value-type="float" office:value="7" calcext:value-type="float">
            <text:p>7</text:p>
          </table:table-cell>
          <table:table-cell office:value-type="string" calcext:value-type="string">
            <text:p>0-7</text:p>
          </table:table-cell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 office:value-type="string" calcext:value-type="string">
            <text:p>R3</text:p>
          </table:table-cell>
          <table:table-cell table:style-name="ce20" table:formula="of:=[.M10]+1" office:value-type="float" office:value="8" calcext:value-type="float">
            <text:p>8</text:p>
          </table:table-cell>
          <table:table-cell table:style-name="ce20" table:formula="of:=[.F11]+1" office:value-type="float" office:value="9" calcext:value-type="float">
            <text:p>9</text:p>
          </table:table-cell>
          <table:table-cell table:style-name="ce20" table:formula="of:=[.G11]+1" office:value-type="float" office:value="10" calcext:value-type="float">
            <text:p>10</text:p>
          </table:table-cell>
          <table:table-cell table:style-name="ce20" table:formula="of:=[.H11]+1" office:value-type="float" office:value="11" calcext:value-type="float">
            <text:p>11</text:p>
          </table:table-cell>
          <table:table-cell table:style-name="ce20" table:formula="of:=[.I11]+1" office:value-type="float" office:value="12" calcext:value-type="float">
            <text:p>12</text:p>
          </table:table-cell>
          <table:table-cell table:style-name="ce20" table:formula="of:=[.J11]+1" office:value-type="float" office:value="13" calcext:value-type="float">
            <text:p>13</text:p>
          </table:table-cell>
          <table:table-cell table:style-name="ce20" table:formula="of:=[.K11]+1" office:value-type="float" office:value="14" calcext:value-type="float">
            <text:p>14</text:p>
          </table:table-cell>
          <table:table-cell table:style-name="ce20" table:formula="of:=[.L11]+1" office:value-type="float" office:value="15" calcext:value-type="float">
            <text:p>15</text:p>
          </table:table-cell>
          <table:table-cell office:value-type="string" calcext:value-type="string">
            <text:p>8-15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R4</text:p>
          </table:table-cell>
          <table:table-cell table:style-name="ce20" table:formula="of:=[.M11]+1" office:value-type="float" office:value="16" calcext:value-type="float">
            <text:p>16</text:p>
          </table:table-cell>
          <table:table-cell table:style-name="ce20" table:formula="of:=[.F12]+1" office:value-type="float" office:value="17" calcext:value-type="float">
            <text:p>17</text:p>
          </table:table-cell>
          <table:table-cell table:style-name="ce20" table:formula="of:=[.G12]+1" office:value-type="float" office:value="18" calcext:value-type="float">
            <text:p>18</text:p>
          </table:table-cell>
          <table:table-cell table:style-name="ce20" table:formula="of:=[.H12]+1" office:value-type="float" office:value="19" calcext:value-type="float">
            <text:p>19</text:p>
          </table:table-cell>
          <table:table-cell table:style-name="ce20" table:formula="of:=[.I12]+1" office:value-type="float" office:value="20" calcext:value-type="float">
            <text:p>20</text:p>
          </table:table-cell>
          <table:table-cell table:style-name="ce20" table:formula="of:=[.J12]+1" office:value-type="float" office:value="21" calcext:value-type="float">
            <text:p>21</text:p>
          </table:table-cell>
          <table:table-cell table:style-name="ce20" table:formula="of:=[.K12]+1" office:value-type="float" office:value="22" calcext:value-type="float">
            <text:p>22</text:p>
          </table:table-cell>
          <table:table-cell table:style-name="ce20" table:formula="of:=[.L12]+1" office:value-type="float" office:value="23" calcext:value-type="float">
            <text:p>23</text:p>
          </table:table-cell>
          <table:table-cell office:value-type="string" calcext:value-type="string">
            <text:p>16-23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 office:value-type="string" calcext:value-type="string">
            <text:p>R5</text:p>
          </table:table-cell>
          <table:table-cell table:style-name="ce20" table:formula="of:=[.M12]+1" office:value-type="float" office:value="24" calcext:value-type="float">
            <text:p>24</text:p>
          </table:table-cell>
          <table:table-cell table:style-name="ce20" table:formula="of:=[.F14]+1" office:value-type="float" office:value="25" calcext:value-type="float">
            <text:p>25</text:p>
          </table:table-cell>
          <table:table-cell table:style-name="ce20" table:formula="of:=[.G14]+1" office:value-type="float" office:value="26" calcext:value-type="float">
            <text:p>26</text:p>
          </table:table-cell>
          <table:table-cell table:style-name="ce20" table:formula="of:=[.H14]+1" office:value-type="float" office:value="27" calcext:value-type="float">
            <text:p>27</text:p>
          </table:table-cell>
          <table:table-cell table:style-name="ce20" table:formula="of:=[.I14]+1" office:value-type="float" office:value="28" calcext:value-type="float">
            <text:p>28</text:p>
          </table:table-cell>
          <table:table-cell table:style-name="ce20" table:formula="of:=[.J14]+1" office:value-type="float" office:value="29" calcext:value-type="float">
            <text:p>29</text:p>
          </table:table-cell>
          <table:table-cell table:style-name="ce20" table:formula="of:=[.K14]+1" office:value-type="float" office:value="30" calcext:value-type="float">
            <text:p>30</text:p>
          </table:table-cell>
          <table:table-cell table:style-name="ce20" table:formula="of:=[.L14]+1" office:value-type="float" office:value="31" calcext:value-type="float">
            <text:p>31</text:p>
          </table:table-cell>
          <table:table-cell office:value-type="string" calcext:value-type="string">
            <text:p>24-31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 office:value-type="string" calcext:value-type="string">
            <text:p>R6</text:p>
          </table:table-cell>
          <table:table-cell table:style-name="ce20" table:formula="of:=[.M14]+1" office:value-type="float" office:value="32" calcext:value-type="float">
            <text:p>32</text:p>
          </table:table-cell>
          <table:table-cell table:style-name="ce20" table:formula="of:=[.F15]+1" office:value-type="float" office:value="33" calcext:value-type="float">
            <text:p>33</text:p>
          </table:table-cell>
          <table:table-cell table:style-name="ce20" table:formula="of:=[.G15]+1" office:value-type="float" office:value="34" calcext:value-type="float">
            <text:p>34</text:p>
          </table:table-cell>
          <table:table-cell table:style-name="ce20" table:formula="of:=[.H15]+1" office:value-type="float" office:value="35" calcext:value-type="float">
            <text:p>35</text:p>
          </table:table-cell>
          <table:table-cell table:style-name="ce20" table:formula="of:=[.I15]+1" office:value-type="float" office:value="36" calcext:value-type="float">
            <text:p>36</text:p>
          </table:table-cell>
          <table:table-cell table:style-name="ce20" table:formula="of:=[.J15]+1" office:value-type="float" office:value="37" calcext:value-type="float">
            <text:p>37</text:p>
          </table:table-cell>
          <table:table-cell table:style-name="ce20" table:formula="of:=[.K15]+1" office:value-type="float" office:value="38" calcext:value-type="float">
            <text:p>38</text:p>
          </table:table-cell>
          <table:table-cell table:style-name="ce20" table:formula="of:=[.L15]+1" office:value-type="float" office:value="39" calcext:value-type="float">
            <text:p>39</text:p>
          </table:table-cell>
          <table:table-cell office:value-type="string" calcext:value-type="string">
            <text:p>32-39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12]*[.C6]" office:value-type="float" office:value="0.16" calcext:value-type="float">
            <text:p>0.16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29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16]/[.C18]" office:value-type="float" office:value="0.02" calcext:value-type="float">
            <text:p>0.02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25]-[.C26]" office:value-type="float" office:value="0.018" calcext:value-type="float">
            <text:p>0.018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7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29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3]+[.C34]+10*LOG10([.C30]/[.C32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4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ndidtate 1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1200-15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frames/fra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7]+[.C25]+[.C29]+[.C31]" office:value-type="float" office:value="208" calcext:value-type="float">
            <text:p>2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10]/[.C8]" office:value-type="float" office:value="1300" calcext:value-type="float">
            <text:p>13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4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magnitude bits/frame</text:p>
          </table:table-cell>
          <table:table-cell table:formula="of:=[.C9]*[.C16]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Pitch and Energ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 subframe 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 subframe 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itch and energy bits/frame</text:p>
          </table:table-cell>
          <table:table-cell table:formula="of:=SUM([.C20:.C24])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13"/>
          <table:table-cell table:number-columns-repeated="4"/>
        </table:table-row>
        <table:table-row table:style-name="ro2">
          <table:table-cell table:style-name="ce13" office:value-type="string" calcext:value-type="string">
            <text:p>Voic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ts/sub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28]*[.C9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Spare</text:p>
          </table:table-cell>
          <table:table-cell office:value-type="string" calcext:value-type="string">
            <text:p>(e.g. for txt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table:style-name="ce15" table:formula="of:=2/3" office:value-type="float" office:value="0.666666666666667" calcext:value-type="float">
            <text:p>0.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0]/[.C36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37]/2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35]*[.C8]"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41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41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42]*[.C44]" office:value-type="float" office:value="161" calcext:value-type="float">
            <text:p>16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45]-[.C38]" office:value-type="float" office:value="5.00000000000009" calcext:value-type="float">
            <text:p>5.000000000000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44]*[.C53]" office:value-type="float" office:value="1277.77777777778" calcext:value-type="float">
            <text:p>127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39]/[.C41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49]-[.C50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51]" office:value-type="float" office:value="55.5555555555556" calcext:value-type="float">
            <text:p>55.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53]*[.C44]*2" office:value-type="float" office:value="2555.55555555556" calcext:value-type="float">
            <text:p>2555.56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uncoded op point to get 1% coded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57]+[.C58]+10*LOG10([.C54]/[.C56])" office:value-type="float" office:value="-0.696359281413945" calcext:value-type="float">
            <text:p>-0.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ference to 700D (dB)</text:p>
          </table:table-cell>
          <table:table-cell table:style-name="ce17" table:formula="of:=[.C59]-[$ofdm.C35]" office:value-type="float" office:value="1.81278914639319" calcext:value-type="float">
            <text:p>1.81</text:p>
          </table:table-cell>
          <table:table-cell/>
          <table:table-cell office:value-type="string" calcext:value-type="string">
            <text:p>Not bad for quality increa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(if I have my sums right, coding gain always confusing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t maybe we need to take advantage of higher SNR?</text:p>
          </table:table-cell>
        </table:table-row>
      </table:table>
      <table:table table:name="candidtate 2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-ish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24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5]+[.C21]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9]/[.C8]" office:value-type="float" office:value="2240" calcext:value-type="float">
            <text:p>224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oic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 total</text:p>
          </table:table-cell>
          <table:table-cell table:formula="of:=SUM([.C18:.C20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modem frame</text:p>
          </table:table-cell>
          <table:table-cell table:formula="of:=[.C24]*[.C9]" office:value-type="float" office:value="392" calcext:value-type="float">
            <text:p>3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wo rate 2/3 LDPC codewords, protecting 224 bits/modem frame</text:p>
          </table:table-cell>
        </table:table-row>
        <table:table-row table:style-name="ro2">
          <table:table-cell/>
          <table:table-cell office:value-type="string" calcext:value-type="string">
            <text:p>Total data bits/frame</text:p>
          </table:table-cell>
          <table:table-cell table:formula="of:=[.C25]+[.C26]" office:value-type="float" office:value="504" calcext:value-type="float">
            <text:p>5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24]*[.C8]" office:value-type="float" office:value="0.175" calcext:value-type="float">
            <text:p>0.17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30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30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djust this until UW symbols +ve</text:p>
          </table:table-cell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27]/2" office:value-type="float" office:value="252" calcext:value-type="float">
            <text:p>2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31]*[.C33]-[.C34]" office:value-type="float" office:value="7" calcext:value-type="float">
            <text:p>7</text:p>
          </table:table-cell>
          <table:table-cell/>
          <table:table-cell office:value-type="string" calcext:value-type="string">
            <text:p>UW and txt bit symbol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3]*[.C42]" office:value-type="float" office:value="1861.63522012579" calcext:value-type="float">
            <text:p>186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/[.C30]" office:value-type="float" office:value="0.021875" calcext:value-type="float">
            <text:p>0.02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8]-[.C39]" office:value-type="float" office:value="0.019875" calcext:value-type="float">
            <text:p>0.019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40]" office:value-type="float" office:value="50.314465408805" calcext:value-type="float">
            <text:p>50.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42]*[.C33]*2" office:value-type="float" office:value="3723.27044025157" calcext:value-type="float">
            <text:p>3723.27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coded op point 5%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46]+[.C47]+10*LOG10([.C43]/[.C45])" office:value-type="float" office:value="3.43803327682806" calcext:value-type="float">
            <text:p>3.44</text:p>
          </table:table-cell>
          <table:table-cell/>
          <table:table-cell office:value-type="string" calcext:value-type="string">
            <text:p>AWGN operating point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6:13:25.345921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8-07-05T16:14:41.090717614</dc:date>
    <meta:editing-duration>PT12H40M5S</meta:editing-duration>
    <meta:editing-cycles>37</meta:editing-cycles>
    <meta:generator>LibreOffice/5.4.6.2$Linux_X86_64 LibreOffice_project/40m0$Build-2</meta:generator>
    <dc:creator>David </dc:creator>
    <meta:document-statistic meta:table-count="4" meta:cell-count="414" meta:object-count="0"/>
  </office:meta>
</office:document-meta>
</file>